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50.23mm" svg:y="473.45mm">
            <loext:p draw:notify-on-update-of-ranges="Sheet1.C3:Sheet1.C3 Sheet1.C4:Sheet1.C105 Sheet1.D3:Sheet1.D3 Sheet1.D4:Sheet1.D105 Sheet1.E3:Sheet1.E3 Sheet1.E4:Sheet1.E105 Sheet1.F3:Sheet1.F3 Sheet1.F4:Sheet1.F105 Sheet1.G3:Sheet1.G3 Sheet1.G4:Sheet1.G105 Sheet1.H3:Sheet1.H3 Sheet1.H4:Sheet1.H105 Sheet1.I3:Sheet1.I3 Sheet1.I4:Sheet1.I105 Sheet1.J3:Sheet1.J3 Sheet1.J4:Sheet1.J105 Sheet1.K3:Sheet1.K3 Sheet1.K4:Sheet1.K105 Sheet1.L3:Sheet1.L3 Sheet1.L4:Sheet1.L105 Sheet1.M3:Sheet1.M3 Sheet1.M4:Sheet1.M105 Sheet1.N3:Sheet1.N3 Sheet1.N4:Sheet1.N105 Sheet1.O3:Sheet1.O3 Sheet1.O4:Sheet1.O105 Sheet1.P3:Sheet1.P3 Sheet1.P4:Sheet1.P105 Sheet1.Q3:Sheet1.Q3 Sheet1.Q4:Sheet1.Q105 Sheet1.R3:Sheet1.R3 Sheet1.R4:Sheet1.R105 Sheet1.S3:Sheet1.S3 Sheet1.S4:Sheet1.S105 Sheet1.T3:Sheet1.T3 Sheet1.T4:Sheet1.T105 Sheet1.U3:Sheet1.U3 Sheet1.U4:Sheet1.U105 Sheet1.V3:Sheet1.V3 Sheet1.V4:Sheet1.V105 Sheet1.W3:Sheet1.W3 Sheet1.W4:Sheet1.W105 Sheet1.X3:Sheet1.X3 Sheet1.X4:Sheet1.X105 Sheet1.Y3:Sheet1.Y3 Sheet1.Y4:Sheet1.Y105 Sheet1.Z3:Sheet1.Z3 Sheet1.Z4:Sheet1.Z105 Sheet1.AA3:Sheet1.AA3 Sheet1.AA4:Sheet1.AA105 Sheet1.AB3:Sheet1.AB3 Sheet1.AB4:Sheet1.AB105 Sheet1.AC3:Sheet1.AC3 Sheet1.AC4:Sheet1.AC1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L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8.1" calcext:value-type="float">
            <text:p>8.1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22"/>
          <table:table-cell table:formula="of:=SUM([.D4:.AD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22"/>
          <table:table-cell table:formula="of:=SUM([.D5:.AD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21"/>
          <table:table-cell table:formula="of:=SUM([.D6:.AD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21"/>
          <table:table-cell table:formula="of:=SUM([.D7:.AD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21"/>
          <table:table-cell table:formula="of:=SUM([.D8:.AD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21"/>
          <table:table-cell table:formula="of:=SUM([.D9:.AD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number-columns-repeated="2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0"/>
          <table:table-cell table:formula="of:=SUM([.D10:.AD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table:number-columns-repeated="2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20"/>
          <table:table-cell table:formula="of:=SUM([.D11:.AD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 table:style-name="ce4"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number-columns-repeated="2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20"/>
          <table:table-cell table:formula="of:=SUM([.D12:.AD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table:number-columns-repeated="2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20"/>
          <table:table-cell table:formula="of:=SUM([.D13:.AD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 table:style-name="ce4" table:number-columns-repeated="2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20"/>
          <table:table-cell table:formula="of:=SUM([.D14:.AD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table:number-columns-repeated="2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20"/>
          <table:table-cell table:formula="of:=SUM([.D15:.AD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 table:style-name="ce4" table:number-columns-repeated="2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19"/>
          <table:table-cell table:formula="of:=SUM([.D16:.AD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number-columns-repeated="2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9"/>
          <table:table-cell table:formula="of:=SUM([.D17:.AD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 table:style-name="ce4" table:number-columns-repeated="2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7"/>
          <table:table-cell table:formula="of:=SUM([.D18:.AD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number-columns-repeated="2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7"/>
          <table:table-cell table:formula="of:=SUM([.D19:.AD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 table:style-name="ce4"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 table:style-name="ce4" table:number-columns-repeated="2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17"/>
          <table:table-cell table:formula="of:=SUM([.D20:.AD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16"/>
          <table:table-cell table:formula="of:=SUM([.D21:.AD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6"/>
          <table:table-cell table:formula="of:=SUM([.D22:.AD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5"/>
          <table:table-cell table:formula="of:=SUM([.D23:.AD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 table:style-name="ce4"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5"/>
          <table:table-cell table:formula="of:=SUM([.D24:.AD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5"/>
          <table:table-cell table:formula="of:=SUM([.D25:.AD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15"/>
          <table:table-cell table:formula="of:=SUM([.D26:.AD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5"/>
          <table:table-cell table:formula="of:=SUM([.D27:.AD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13"/>
          <table:table-cell table:formula="of:=SUM([.D28:.AD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3"/>
          <table:table-cell table:formula="of:=SUM([.D29:.AD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3"/>
          <table:table-cell table:formula="of:=SUM([.D30:.AD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13"/>
          <table:table-cell table:formula="of:=SUM([.D31:.AD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13"/>
          <table:table-cell table:formula="of:=SUM([.D32:.AD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13"/>
          <table:table-cell table:formula="of:=SUM([.D33:.AD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13"/>
          <table:table-cell table:formula="of:=SUM([.D34:.AD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2"/>
          <table:table-cell table:formula="of:=SUM([.D35:.AD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2"/>
          <table:table-cell table:formula="of:=SUM([.D36:.AD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2"/>
          <table:table-cell table:formula="of:=SUM([.D37:.AD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12"/>
          <table:table-cell table:formula="of:=SUM([.D38:.AD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1"/>
          <table:table-cell table:formula="of:=SUM([.D39:.AD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1"/>
          <table:table-cell table:formula="of:=SUM([.D40:.AD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11"/>
          <table:table-cell table:formula="of:=SUM([.D41:.AD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11"/>
          <table:table-cell table:formula="of:=SUM([.D42:.AD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11"/>
          <table:table-cell table:formula="of:=SUM([.D43:.AD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11"/>
          <table:table-cell table:formula="of:=SUM([.D44:.AD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11"/>
          <table:table-cell table:formula="of:=SUM([.D45:.AD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11"/>
          <table:table-cell table:formula="of:=SUM([.D46:.AD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11"/>
          <table:table-cell table:formula="of:=SUM([.D47:.AD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style-name="ce4" table:number-columns-repeated="6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11"/>
          <table:table-cell table:formula="of:=SUM([.D48:.AD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style-name="ce4" table:number-columns-repeated="6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"/>
          <table:table-cell table:formula="of:=SUM([.D49:.AD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10"/>
          <table:table-cell table:formula="of:=SUM([.D50:.AD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table:number-columns-repeated="9"/>
          <table:table-cell table:formula="of:=SUM([.D51:.AD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 table:number-columns-repeated="9"/>
          <table:table-cell table:formula="of:=SUM([.D52:.AD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 table:number-columns-repeated="9"/>
          <table:table-cell table:formula="of:=SUM([.D53:.AD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 table:number-columns-repeated="9"/>
          <table:table-cell table:formula="of:=SUM([.D54:.AD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number-columns-repeated="6"/>
          <table:table-cell office:value-type="float" office:value="1.1" calcext:value-type="float">
            <text:p>1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 table:number-columns-repeated="9"/>
          <table:table-cell table:formula="of:=SUM([.D55:.AD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 table:number-columns-repeated="9"/>
          <table:table-cell table:formula="of:=SUM([.D56:.AD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/>
          <table:table-cell office:value-type="float" office:value="14.9" calcext:value-type="float">
            <text:p>14.9</text:p>
          </table:table-cell>
          <table:table-cell table:number-columns-repeated="4"/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 table:number-columns-repeated="9"/>
          <table:table-cell table:formula="of:=SUM([.D57:.AD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5" calcext:value-type="float">
            <text:p>13.5</text:p>
          </table:table-cell>
          <table:table-cell table:number-columns-repeated="4"/>
          <table:table-cell office:value-type="float" office:value="11.4" calcext:value-type="float">
            <text:p>11.4</text:p>
          </table:table-cell>
          <table:table-cell office:value-type="float" office:value="27.8" calcext:value-type="float">
            <text:p>27.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 table:number-columns-repeated="9"/>
          <table:table-cell table:formula="of:=SUM([.D58:.AD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office:value-type="float" office:value="26.5" calcext:value-type="float">
            <text:p>26.5</text:p>
          </table:table-cell>
          <table:table-cell office:value-type="float" office:value="19.8" calcext:value-type="float">
            <text:p>19.8</text:p>
          </table:table-cell>
          <table:table-cell office:value-type="float" office:value="7.9" calcext:value-type="float">
            <text:p>7.9</text:p>
          </table:table-cell>
          <table:table-cell office:value-type="float" office:value="20.9" calcext:value-type="float">
            <text:p>20.9</text:p>
          </table:table-cell>
          <table:table-cell table:number-columns-repeated="9"/>
          <table:table-cell table:formula="of:=SUM([.D59:.AD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25.1" calcext:value-type="float">
            <text:p>25.1</text:p>
          </table:table-cell>
          <table:table-cell office:value-type="float" office:value="20.7" calcext:value-type="float">
            <text:p>20.7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.5</text:p>
          </table:table-cell>
          <table:table-cell table:number-columns-repeated="9"/>
          <table:table-cell table:formula="of:=SUM([.D60:.AD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4"/>
          <table:table-cell office:value-type="float" office:value="8.5" calcext:value-type="float">
            <text:p>8.5</text:p>
          </table:table-cell>
          <table:table-cell office:value-type="float" office:value="22.8" calcext:value-type="float">
            <text:p>22.8</text:p>
          </table:table-cell>
          <table:table-cell office:value-type="float" office:value="20.8" calcext:value-type="float">
            <text:p>20.8</text:p>
          </table:table-cell>
          <table:table-cell office:value-type="float" office:value="7.3" calcext:value-type="float">
            <text:p>7.3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D61:.AD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4"/>
          <table:table-cell office:value-type="float" office:value="7.8" calcext:value-type="float">
            <text:p>7.8</text:p>
          </table:table-cell>
          <table:table-cell office:value-type="float" office:value="21.3" calcext:value-type="float">
            <text:p>21.3</text:p>
          </table:table-cell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float" office:value="33.9" calcext:value-type="float">
            <text:p>33.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D62:.AD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4"/>
          <table:table-cell office:value-type="float" office:value="6.7" calcext:value-type="float">
            <text:p>6.7</text:p>
          </table:table-cell>
          <table:table-cell office:value-type="float" office:value="19.2" calcext:value-type="float">
            <text:p>19.2</text:p>
          </table:table-cell>
          <table:table-cell office:value-type="float" office:value="20.3" calcext:value-type="float">
            <text:p>20.3</text:p>
          </table:table-cell>
          <table:table-cell office:value-type="float" office:value="6.5" calcext:value-type="float">
            <text:p>6.5</text:p>
          </table:table-cell>
          <table:table-cell office:value-type="float" office:value="39.1" calcext:value-type="float">
            <text:p>39.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D63:.AD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office:value-type="float" office:value="18.4" calcext:value-type="float">
            <text:p>18.4</text:p>
          </table:table-cell>
          <table:table-cell office:value-type="float" office:value="19.8" calcext:value-type="float">
            <text:p>19.8</text:p>
          </table:table-cell>
          <table:table-cell office:value-type="float" office:value="6.3" calcext:value-type="float">
            <text:p>6.3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7"/>
          <table:table-cell table:formula="of:=SUM([.D64:.AD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9" calcext:value-type="float">
            <text:p>6.9</text:p>
          </table:table-cell>
          <table:table-cell table:number-columns-repeated="4"/>
          <table:table-cell office:value-type="float" office:value="5.9" calcext:value-type="float">
            <text:p>5.9</text:p>
          </table:table-cell>
          <table:table-cell office:value-type="float" office:value="17.3" calcext:value-type="float">
            <text:p>17.3</text:p>
          </table:table-cell>
          <table:table-cell office:value-type="float" office:value="19.4" calcext:value-type="float">
            <text:p>19.4</text:p>
          </table:table-cell>
          <table:table-cell office:value-type="float" office:value="5.9" calcext:value-type="float">
            <text:p>5.9</text:p>
          </table:table-cell>
          <table:table-cell office:value-type="float" office:value="40.9" calcext:value-type="float">
            <text:p>40.9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7"/>
          <table:table-cell table:formula="of:=SUM([.D65:.AD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4"/>
          <table:table-cell office:value-type="float" office:value="5.7" calcext:value-type="float">
            <text:p>5.7</text:p>
          </table:table-cell>
          <table:table-cell office:value-type="float" office:value="16.5" calcext:value-type="float">
            <text:p>16.5</text:p>
          </table:table-cell>
          <table:table-cell office:value-type="float" office:value="18.6" calcext:value-type="float">
            <text:p>18.6</text:p>
          </table:table-cell>
          <table:table-cell office:value-type="float" office:value="5.6" calcext:value-type="float">
            <text:p>5.6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formula="of:=SUM([.D66:.AD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7" calcext:value-type="float">
            <text:p>5.7</text:p>
          </table:table-cell>
          <table:table-cell table:number-columns-repeated="4"/>
          <table:table-cell office:value-type="float" office:value="5.3" calcext:value-type="float">
            <text:p>5.3</text:p>
          </table:table-cell>
          <table:table-cell office:value-type="float" office:value="15.6" calcext:value-type="float">
            <text:p>15.6</text:p>
          </table:table-cell>
          <table:table-cell office:value-type="float" office:value="18.1" calcext:value-type="float">
            <text:p>18.1</text:p>
          </table:table-cell>
          <table:table-cell office:value-type="float" office:value="5.5" calcext:value-type="float">
            <text:p>5.5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6"/>
          <table:table-cell table:formula="of:=SUM([.D67:.AD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4"/>
          <table:table-cell office:value-type="float" office:value="5.1" calcext:value-type="float">
            <text:p>5.1</text:p>
          </table:table-cell>
          <table:table-cell office:value-type="float" office:value="14.7" calcext:value-type="float">
            <text:p>14.7</text:p>
          </table:table-cell>
          <table:table-cell office:value-type="float" office:value="17.5" calcext:value-type="float">
            <text:p>17.5</text:p>
          </table:table-cell>
          <table:table-cell office:value-type="float" office:value="5.2" calcext:value-type="float">
            <text:p>5.2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formula="of:=SUM([.D68:.AD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4"/>
          <table:table-cell office:value-type="float" office:value="4.1" calcext:value-type="float">
            <text:p>4.1</text:p>
          </table:table-cell>
          <table:table-cell office:value-type="float" office:value="13.7" calcext:value-type="float">
            <text:p>13.7</text:p>
          </table:table-cell>
          <table:table-cell office:value-type="float" office:value="15.9" calcext:value-type="float">
            <text:p>15.9</text:p>
          </table:table-cell>
          <table:table-cell office:value-type="float" office:value="4.7" calcext:value-type="float">
            <text:p>4.7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2.6" calcext:value-type="float">
            <text:p>2.6</text:p>
          </table:table-cell>
          <table:table-cell table:number-columns-repeated="6"/>
          <table:table-cell table:formula="of:=SUM([.D69:.AD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4.1" calcext:value-type="float">
            <text:p>4.1</text:p>
          </table:table-cell>
          <table:table-cell table:number-columns-repeated="4"/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office:value-type="float" office:value="15.2" calcext:value-type="float">
            <text:p>15.2</text:p>
          </table:table-cell>
          <table:table-cell office:value-type="float" office:value="4.5" calcext:value-type="float">
            <text:p>4.5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5.1" calcext:value-type="float">
            <text:p>5.1</text:p>
          </table:table-cell>
          <table:table-cell table:number-columns-repeated="6"/>
          <table:table-cell table:formula="of:=SUM([.D70:.AD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11.4" calcext:value-type="float">
            <text:p>11.4</text:p>
          </table:table-cell>
          <table:table-cell office:value-type="float" office:value="14.5" calcext:value-type="float">
            <text:p>14.5</text:p>
          </table:table-cell>
          <table:table-cell office:value-type="float" office:value="4.3" calcext:value-type="float">
            <text:p>4.3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7.9" calcext:value-type="float">
            <text:p>7.9</text:p>
          </table:table-cell>
          <table:table-cell table:number-columns-repeated="6"/>
          <table:table-cell table:formula="of:=SUM([.D71:.AD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3" calcext:value-type="float">
            <text:p>3.3</text:p>
          </table:table-cell>
          <table:table-cell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office:value-type="float" office:value="4.1" calcext:value-type="float">
            <text:p>4.1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0.1" calcext:value-type="float">
            <text:p>10.1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table:formula="of:=SUM([.D72:.AD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4"/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13.2" calcext:value-type="float">
            <text:p>13.2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table:formula="of:=SUM([.D73:.AD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3.5" calcext:value-type="float">
            <text:p>3.5</text:p>
          </table:table-cell>
          <table:table-cell office:value-type="float" office:value="36.1" calcext:value-type="float">
            <text:p>36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table:formula="of:=SUM([.D74:.AD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7" calcext:value-type="float">
            <text:p>2.7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8.8" calcext:value-type="float">
            <text:p>8.8</text:p>
          </table:table-cell>
          <table:table-cell office:value-type="float" office:value="11.7" calcext:value-type="float">
            <text:p>11.7</text:p>
          </table:table-cell>
          <table:table-cell office:value-type="float" office:value="3.4" calcext:value-type="float">
            <text:p>3.4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.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SUM([.D75:.AD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3" calcext:value-type="float">
            <text:p>2.3</text:p>
          </table:table-cell>
          <table:table-cell office:value-type="float" office:value="8.1" calcext:value-type="float">
            <text:p>8.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9.2" calcext:value-type="float">
            <text:p>19.2</text:p>
          </table:table-cell>
          <table:table-cell office:value-type="float" office:value="2.3" calcext:value-type="float">
            <text:p>2.3</text:p>
          </table:table-cell>
          <table:table-cell table:number-columns-repeated="5"/>
          <table:table-cell table:formula="of:=SUM([.D76:.AD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7.8" calcext:value-type="float">
            <text:p>7.8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9.4" calcext:value-type="float">
            <text:p>19.4</text:p>
          </table:table-cell>
          <table:table-cell office:value-type="float" office:value="4.6" calcext:value-type="float">
            <text:p>4.6</text:p>
          </table:table-cell>
          <table:table-cell table:number-columns-repeated="5"/>
          <table:table-cell table:formula="of:=SUM([.D77:.AD7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ICvcL" xlink:type="simple">https://archive.is/ICvcL</text:a></text:p>
          </table:table-cell>
          <table:table-cell office:value-type="date" office:date-value="2016-05-02" calcext:value-type="date">
            <text:p>2016-05-02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.9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9.4" calcext:value-type="float">
            <text:p>19.4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table:formula="of:=SUM([.D78:.AD7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6-06" calcext:value-type="date">
            <text:p>2016-06-06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.9" calcext:value-type="float">
            <text:p>1.9</text:p>
          </table:table-cell>
          <table:table-cell office:value-type="float" office:value="6.8" calcext:value-type="float">
            <text:p>6.8</text:p>
          </table:table-cell>
          <table:table-cell office:value-type="float" office:value="9.4" calcext:value-type="float">
            <text:p>9.4</text:p>
          </table:table-cell>
          <table:table-cell office:value-type="float" office:value="2.7" calcext:value-type="float">
            <text:p>2.7</text:p>
          </table:table-cell>
          <table:table-cell office:value-type="float" office:value="31.6" calcext:value-type="float">
            <text:p>31.6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.1</text:p>
          </table:table-cell>
          <table:table-cell table:number-columns-repeated="5"/>
          <table:table-cell table:formula="of:=SUM([.D79:.AD7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7-11" calcext:value-type="date">
            <text:p>2016-07-1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9" calcext:value-type="float">
            <text:p>1.9</text:p>
          </table:table-cell>
          <table:table-cell table:number-columns-repeated="4"/>
          <table:table-cell office:value-type="float" office:value="1.7" calcext:value-type="float">
            <text:p>1.7</text:p>
          </table:table-cell>
          <table:table-cell office:value-type="float" office:value="6.4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 office:value-type="float" office:value="2.6" calcext:value-type="float">
            <text:p>2.6</text:p>
          </table:table-cell>
          <table:table-cell office:value-type="float" office:value="30.1" calcext:value-type="float">
            <text:p>3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13.3" calcext:value-type="float">
            <text:p>13.3</text:p>
          </table:table-cell>
          <table:table-cell table:number-columns-repeated="5"/>
          <table:table-cell table:formula="of:=SUM([.D80:.AD8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xvjS4" xlink:type="simple">https://archive.is/xvjS4</text:a></text:p>
          </table:table-cell>
          <table:table-cell office:value-type="date" office:date-value="2016-08-01" calcext:value-type="date">
            <text:p>2016-08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8.3" calcext:value-type="float">
            <text:p>8.3</text:p>
          </table:table-cell>
          <table:table-cell office:value-type="float" office:value="2.4" calcext:value-type="float">
            <text:p>2.4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21.4" calcext:value-type="float">
            <text:p>21.4</text:p>
          </table:table-cell>
          <table:table-cell office:value-type="float" office:value="15.2" calcext:value-type="float">
            <text:p>15.2</text:p>
          </table:table-cell>
          <table:table-cell table:number-columns-repeated="5"/>
          <table:table-cell table:formula="of:=SUM([.D81:.AD8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9-05" calcext:value-type="date">
            <text:p>2016-09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2.3" calcext:value-type="float">
            <text:p>2.3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21.9" calcext:value-type="float">
            <text:p>21.9</text:p>
          </table:table-cell>
          <table:table-cell office:value-type="float" office:value="18.7" calcext:value-type="float">
            <text:p>18.7</text:p>
          </table:table-cell>
          <table:table-cell table:number-columns-repeated="5"/>
          <table:table-cell table:formula="of:=SUM([.D82:.AD82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10-01" calcext:value-type="date">
            <text:p>2016-10-01</text:p>
          </table:table-cell>
          <table:table-cell table:number-columns-repeated="27"/>
          <table:table-cell table:formula="of:=SUM([.D83:.AD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79atw60" xlink:type="simple">http://www.webcitation.org/6m79atw60</text:a></text:p>
          </table:table-cell>
          <table:table-cell office:value-type="date" office:date-value="2016-11-07" calcext:value-type="date">
            <text:p>2016-11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22.8" calcext:value-type="float">
            <text:p>22.8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SUM([.D84:.AD8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hJl79jz" xlink:type="simple">http://www.webcitation.org/6mhJl79jz</text:a></text:p>
          </table:table-cell>
          <table:table-cell office:value-type="date" office:date-value="2016-12-05" calcext:value-type="date">
            <text:p>2016-12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6.4" calcext:value-type="float">
            <text:p>6.4</text:p>
          </table:table-cell>
          <table:table-cell office:value-type="float" office:value="1.9" calcext:value-type="float">
            <text:p>1.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23.2" calcext:value-type="float">
            <text:p>23.2</text:p>
          </table:table-cell>
          <table:table-cell office:value-type="float" office:value="26.3" calcext:value-type="float">
            <text:p>26.3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SUM([.D85:.AD8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nYbO8e4g" xlink:type="simple">http://www.webcitation.org/6nYbO8e4g</text:a></text:p>
          </table:table-cell>
          <table:table-cell office:value-type="date" office:date-value="2017-01-09" calcext:value-type="date">
            <text:p>2017-01-0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float" office:value="1.7" calcext:value-type="float">
            <text:p>1.7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23.3" calcext:value-type="float">
            <text:p>23.3</text:p>
          </table:table-cell>
          <table:table-cell office:value-type="float" office:value="29.6" calcext:value-type="float">
            <text:p>29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SUM([.D86:.AD8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oGgn8V3a" xlink:type="simple">http://www.webcitation.org/6oGgn8V3a</text:a></text:p>
          </table:table-cell>
          <table:table-cell office:value-type="date" office:date-value="2017-02-06" calcext:value-type="date">
            <text:p>2017-02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1.6" calcext:value-type="float">
            <text:p>1.6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23.1" calcext:value-type="float">
            <text:p>23.1</text:p>
          </table:table-cell>
          <table:table-cell office:value-type="float" office:value="30.7" calcext:value-type="float">
            <text:p>30.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SUM([.D87:.AD8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3NG3-YHS7" xlink:type="simple">https://perma.cc/3NG3-YHS7</text:a></text:p>
          </table:table-cell>
          <table:table-cell office:value-type="date" office:date-value="2017-03-06" calcext:value-type="date">
            <text:p>2017-03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23.1" calcext:value-type="float">
            <text:p>23.1</text:p>
          </table:table-cell>
          <table:table-cell office:value-type="float" office:value="31.3" calcext:value-type="float">
            <text:p>31.3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SUM([.D88:.AD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TT4H-6F3B" xlink:type="simple">https://perma.cc/TT4H-6F3B</text:a></text:p>
          </table:table-cell>
          <table:table-cell office:value-type="date" office:date-value="2017-04-03" calcext:value-type="date">
            <text:p>2017-04-03</text:p>
          </table:table-cell>
          <table:table-cell table:number-columns-repeated="8"/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1.2" calcext:value-type="float">
            <text:p>31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SUM([.D89:.AD8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JY22-7TDK" xlink:type="simple">https://perma.cc/JY22-7TDK</text:a></text:p>
          </table:table-cell>
          <table:table-cell office:value-type="date" office:date-value="2017-05-02" calcext:value-type="date">
            <text:p>2017-05-0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23.3" calcext:value-type="float">
            <text:p>23.3</text:p>
          </table:table-cell>
          <table:table-cell office:value-type="float" office:value="31.2" calcext:value-type="float">
            <text:p>31.2</text:p>
          </table:table-cell>
          <table:table-cell office:value-type="float" office:value="6.6" calcext:value-type="float">
            <text:p>6.6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SUM([.D90:.AD9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H6ML-RELH" xlink:type="simple">https://perma.cc/H6ML-RELH</text:a></text:p>
          </table:table-cell>
          <table:table-cell office:value-type="date" office:date-value="2017-06-05" calcext:value-type="date">
            <text:p>2017-06-05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22.6" calcext:value-type="float">
            <text:p>22.6</text:p>
          </table:table-cell>
          <table:table-cell office:value-type="float" office:value="31.2" calcext:value-type="float">
            <text:p>31.2</text:p>
          </table:table-cell>
          <table:table-cell office:value-type="float" office:value="8.9" calcext:value-type="float">
            <text:p>8.9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SUM([.D91:.AD9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WNZ8-P37M" xlink:type="simple">https://perma.cc/WNZ8-P37M</text:a></text:p>
          </table:table-cell>
          <table:table-cell office:value-type="date" office:date-value="2017-07-06" calcext:value-type="date">
            <text:p>2017-07-06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2.3" calcext:value-type="float">
            <text:p>22.3</text:p>
          </table:table-cell>
          <table:table-cell office:value-type="float" office:value="31.8" calcext:value-type="float">
            <text:p>31.8</text:p>
          </table:table-cell>
          <table:table-cell office:value-type="float" office:value="10.6" calcext:value-type="float">
            <text:p>10.6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SUM([.D92:.AD9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8VX2-UAQS" xlink:type="simple">https://perma.cc/8VX2-UAQS</text:a></text:p>
          </table:table-cell>
          <table:table-cell office:value-type="date" office:date-value="2017-08-08" calcext:value-type="date">
            <text:p>2017-08-08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21.8" calcext:value-type="float">
            <text:p>21.8</text:p>
          </table:table-cell>
          <table:table-cell office:value-type="float" office:value="32.3" calcext:value-type="float">
            <text:p>32.3</text:p>
          </table:table-cell>
          <table:table-cell office:value-type="float" office:value="12.3" calcext:value-type="float">
            <text:p>12.3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SUM([.D93:.AD9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UR8N-7N9N" xlink:type="simple">https://perma.cc/UR8N-7N9N</text:a></text:p>
          </table:table-cell>
          <table:table-cell office:value-type="date" office:date-value="2017-09-11" calcext:value-type="date">
            <text:p>2017-09-11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21.7" calcext:value-type="float">
            <text:p>21.7</text:p>
          </table:table-cell>
          <table:table-cell office:value-type="float" office:value="32.2" calcext:value-type="float">
            <text:p>32.2</text:p>
          </table:table-cell>
          <table:table-cell office:value-type="float" office:value="14.2" calcext:value-type="float">
            <text:p>14.2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table:formula="of:=SUM([.D94:.AD9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AWV-USPF" xlink:type="simple">https://perma.cc/7AWV-USPF</text:a></text:p>
          </table:table-cell>
          <table:table-cell office:value-type="date" office:date-value="2017-10-02" calcext:value-type="date">
            <text:p>2017-10-02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SUM([.D95:.AD9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6XPB-JN8X" xlink:type="simple">https://perma.cc/6XPB-JN8X</text:a></text:p>
          </table:table-cell>
          <table:table-cell office:value-type="date" office:date-value="2017-11-09" calcext:value-type="date">
            <text:p>2017-11-09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20.8" calcext:value-type="float">
            <text:p>20.8</text:p>
          </table:table-cell>
          <table:table-cell office:value-type="float" office:value="30.9" calcext:value-type="float">
            <text:p>30.9</text:p>
          </table:table-cell>
          <table:table-cell office:value-type="float" office:value="17.6" calcext:value-type="float">
            <text:p>17.6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SUM([.D96:.AD9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P3HH-ZAXK" xlink:type="simple">https://perma.cc/P3HH-ZAXK</text:a></text:p>
          </table:table-cell>
          <table:table-cell office:value-type="date" office:date-value="2017-12-11" calcext:value-type="date">
            <text:p>2017-12-11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0.2" calcext:value-type="float">
            <text:p>20.2</text:p>
          </table:table-cell>
          <table:table-cell office:value-type="float" office:value="29.7" calcext:value-type="float">
            <text:p>29.7</text:p>
          </table:table-cell>
          <table:table-cell office:value-type="float" office:value="19.3" calcext:value-type="float">
            <text:p>19.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SUM([.D97:.AD9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RLV3-V6GX" xlink:type="simple">https://perma.cc/RLV3-V6GX</text:a></text:p>
          </table:table-cell>
          <table:table-cell office:value-type="date" office:date-value="2018-01-08" calcext:value-type="date">
            <text:p>2018-01-08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19.4" calcext:value-type="float">
            <text:p>19.4</text:p>
          </table:table-cell>
          <table:table-cell office:value-type="float" office:value="28.6" calcext:value-type="float">
            <text:p>28.6</text:p>
          </table:table-cell>
          <table:table-cell office:value-type="float" office:value="21.1" calcext:value-type="float">
            <text:p>21.1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SUM([.D98:.AD9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CTB-7UCN" xlink:type="simple">https://perma.cc/7CTB-7UCN</text:a></text:p>
          </table:table-cell>
          <table:table-cell office:value-type="date" office:date-value="2018-02-05" calcext:value-type="date">
            <text:p>2018-02-05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19.2" calcext:value-type="float">
            <text:p>19.2</text:p>
          </table:table-cell>
          <table:table-cell office:value-type="float" office:value="28.1" calcext:value-type="float">
            <text:p>28.1</text:p>
          </table:table-cell>
          <table:table-cell office:value-type="float" office:value="22.3" calcext:value-type="float">
            <text:p>22.3</text:p>
          </table:table-cell>
          <table:table-cell office:value-type="float" office:value="6.2" calcext:value-type="float">
            <text:p>6.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SUM([.D99:.AD9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X5GS-3H45" xlink:type="simple">https://perma.cc/X5GS-3H45</text:a></text:p>
          </table:table-cell>
          <table:table-cell office:value-type="date" office:date-value="2018-04-16" calcext:value-type="date">
            <text:p>2018-04-16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.8" calcext:value-type="float">
            <text:p>7.8</text:p>
          </table:table-cell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SUM([.D100:.AD10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MMM-4F8M" xlink:type="simple">https://perma.cc/7MMM-4F8M</text:a></text:p>
          </table:table-cell>
          <table:table-cell office:value-type="date" office:date-value="2018-05-07" calcext:value-type="date">
            <text:p>2018-05-07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7.6" calcext:value-type="float">
            <text:p>17.6</text:p>
          </table:table-cell>
          <table:table-cell office:value-type="float" office:value="25.5" calcext:value-type="float">
            <text:p>25.5</text:p>
          </table:table-cell>
          <table:table-cell office:value-type="float" office:value="22.9" calcext:value-type="float">
            <text:p>22.9</text:p>
          </table:table-cell>
          <table:table-cell office:value-type="float" office:value="8.2" calcext:value-type="float">
            <text:p>8.2</text:p>
          </table:table-cell>
          <table:table-cell office:value-type="float" office:value="4.9" calcext:value-type="float">
            <text:p>4.9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SUM([.D101:.AD10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CYR7-BEZZ" xlink:type="simple">https://perma.cc/CYR7-BEZZ</text:a></text:p>
          </table:table-cell>
          <table:table-cell office:value-type="date" office:date-value="2018-07-23" calcext:value-type="date">
            <text:p>2018-07-23</text:p>
          </table:table-cell>
          <table:table-cell table:number-columns-repeated="8"/>
          <table:table-cell office:value-type="float" office:value="0.2" calcext:value-type="float">
            <text:p>0.2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16.2" calcext:value-type="float">
            <text:p>16.2</text:p>
          </table:table-cell>
          <table:table-cell office:value-type="float" office:value="23.5" calcext:value-type="float">
            <text:p>23.5</text:p>
          </table:table-cell>
          <table:table-cell office:value-type="float" office:value="21.2" calcext:value-type="float">
            <text:p>21.2</text:p>
          </table:table-cell>
          <table:table-cell office:value-type="float" office:value="9.6" calcext:value-type="float">
            <text:p>9.6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D102:.AD10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80911061116/https://developer.android.com/about/dashboards/" xlink:type="simple">https://web.archive.org/web/20180911061116/https://developer.android.com/about/dashboards/</text:a></text:p>
          </table:table-cell>
          <table:table-cell office:value-type="date" office:date-value="2018-08-31" calcext:value-type="date">
            <text:p>2018-08-31</text:p>
          </table:table-cell>
          <table:table-cell table:number-columns-repeated="27"/>
          <table:table-cell table:formula="of:=SUM([.D103:.AD10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LJ58-EYUH" xlink:type="simple">https://perma.cc/LJ58-EYUH</text:a></text:p>
          </table:table-cell>
          <table:table-cell office:value-type="date" office:date-value="2018-09-12" calcext:value-type="date">
            <text:p>2018-09-12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15.4" calcext:value-type="float">
            <text:p>15.4</text:p>
          </table:table-cell>
          <table:table-cell office:value-type="float" office:value="22.7" calcext:value-type="float">
            <text:p>22.7</text:p>
          </table:table-cell>
          <table:table-cell office:value-type="float" office:value="20.3" calcext:value-type="float">
            <text:p>20.3</text:p>
          </table:table-cell>
          <table:table-cell office:value-type="float" office:value="10.5" calcext:value-type="float">
            <text:p>10.5</text:p>
          </table:table-cell>
          <table:table-cell office:value-type="float" office:value="11.4" calcext:value-type="float">
            <text:p>11.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SUM([.D104:.AD10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4H44-84ZQ" xlink:type="simple">https://perma.cc/4H44-84ZQ</text:a></text:p>
          </table:table-cell>
          <table:table-cell office:value-type="date" office:date-value="2018-10-26" calcext:value-type="date">
            <text:p>2018-10-26</text:p>
          </table:table-cell>
          <table:table-cell table:number-columns-repeated="8"/>
          <table:table-cell office:value-type="float" office:value="0.2" calcext:value-type="float">
            <text:p>0.2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4.4" calcext:value-type="float">
            <text:p>14.4</text:p>
          </table:table-cell>
          <table:table-cell office:value-type="float" office:value="21.3" calcext:value-type="float">
            <text:p>21.3</text:p>
          </table:table-cell>
          <table:table-cell office:value-type="float" office:value="18.1" calcext:value-type="float">
            <text:p>18.1</text:p>
          </table:table-cell>
          <table:table-cell office:value-type="float" office:value="10.1" calcext:value-type="float">
            <text:p>10.1</text:p>
          </table:table-cell>
          <table:table-cell office:value-type="float" office:value="14" calcext:value-type="float">
            <text:p>14</text:p>
          </table:table-cell>
          <table:table-cell office:value-type="float" office:value="7.5" calcext:value-type="float">
            <text:p>7.5</text:p>
          </table:table-cell>
          <table:table-cell/>
          <table:table-cell table:formula="of:=SUM([.D105:.AD105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10:05:46.057193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8-11-12T10:09:16.296348508</dc:date>
    <meta:editing-duration>P3DT2H51M15S</meta:editing-duration>
    <meta:editing-cycles>57</meta:editing-cycles>
    <meta:generator>LibreOffice/5.1.6.2$Linux_X86_64 LibreOffice_project/10m0$Build-2</meta:generator>
    <meta:document-statistic meta:table-count="1" meta:cell-count="12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3cm" svg:y="0.517cm" chart:style-name="ch2">
          <text:p>Proportion of devices running different Android API versions</text:p>
        </chart:title>
        <chart:legend chart:legend-position="bottom" svg:x="6.068cm" svg:y="17.275cm" style:legend-expansion="wide" chart:style-name="ch3"/>
        <chart:plot-area chart:style-name="ch4" table:cell-range-address="Sheet1.C3:Sheet1.AC105" chart:data-source-has-labels="both" svg:x="1.519cm" svg:y="1.677cm" svg:width="23.374cm" svg:height="14.236cm">
          <chartooo:coordinate-region svg:x="2.618cm" svg:y="1.876cm" svg:width="22.275cm" svg:height="12.06cm"/>
          <chart:axis chart:dimension="x" chart:name="primary-x" chart:style-name="ch5" chartooo:axis-type="auto">
            <chartooo:date-scale/>
            <chart:title svg:x="12.805cm" svg:y="16.294cm" chart:style-name="ch6">
              <text:p>Date</text:p>
            </chart:title>
            <chart:categories table:cell-range-address="Sheet1.C4:Sheet1.C105"/>
          </chart:axis>
          <chart:axis chart:dimension="y" chart:name="primary-y" chart:style-name="ch7">
            <chart:title svg:x="0.451cm" svg:y="9.686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105" chart:label-cell-address="Sheet1.D3:Sheet1.D3" chart:class="chart:area">
            <chart:data-point chart:repeated="102"/>
          </chart:series>
          <chart:series chart:style-name="ch11" chart:values-cell-range-address="Sheet1.E4:Sheet1.E105" chart:label-cell-address="Sheet1.E3:Sheet1.E3" chart:class="chart:area">
            <chart:data-point chart:repeated="102"/>
          </chart:series>
          <chart:series chart:style-name="ch12" chart:values-cell-range-address="Sheet1.F4:Sheet1.F105" chart:label-cell-address="Sheet1.F3:Sheet1.F3" chart:class="chart:area">
            <chart:data-point chart:repeated="102"/>
          </chart:series>
          <chart:series chart:style-name="ch13" chart:values-cell-range-address="Sheet1.G4:Sheet1.G105" chart:label-cell-address="Sheet1.G3:Sheet1.G3" chart:class="chart:area">
            <chart:data-point chart:repeated="102"/>
          </chart:series>
          <chart:series chart:style-name="ch14" chart:values-cell-range-address="Sheet1.H4:Sheet1.H105" chart:label-cell-address="Sheet1.H3:Sheet1.H3" chart:class="chart:area">
            <chart:data-point chart:repeated="102"/>
          </chart:series>
          <chart:series chart:style-name="ch15" chart:values-cell-range-address="Sheet1.I4:Sheet1.I105" chart:label-cell-address="Sheet1.I3:Sheet1.I3" chart:class="chart:area">
            <chart:data-point chart:repeated="102"/>
          </chart:series>
          <chart:series chart:style-name="ch16" chart:values-cell-range-address="Sheet1.J4:Sheet1.J105" chart:label-cell-address="Sheet1.J3:Sheet1.J3" chart:class="chart:area">
            <chart:data-point chart:repeated="102"/>
          </chart:series>
          <chart:series chart:style-name="ch17" chart:values-cell-range-address="Sheet1.K4:Sheet1.K105" chart:label-cell-address="Sheet1.K3:Sheet1.K3" chart:class="chart:area">
            <chart:data-point chart:repeated="102"/>
          </chart:series>
          <chart:series chart:style-name="ch18" chart:values-cell-range-address="Sheet1.L4:Sheet1.L105" chart:label-cell-address="Sheet1.L3:Sheet1.L3" chart:class="chart:area">
            <chart:data-point chart:repeated="102"/>
          </chart:series>
          <chart:series chart:style-name="ch19" chart:values-cell-range-address="Sheet1.M4:Sheet1.M105" chart:label-cell-address="Sheet1.M3:Sheet1.M3" chart:class="chart:area">
            <chart:data-point chart:repeated="102"/>
          </chart:series>
          <chart:series chart:style-name="ch20" chart:values-cell-range-address="Sheet1.N4:Sheet1.N105" chart:label-cell-address="Sheet1.N3:Sheet1.N3" chart:class="chart:area">
            <chart:data-point chart:repeated="102"/>
          </chart:series>
          <chart:series chart:style-name="ch21" chart:values-cell-range-address="Sheet1.O4:Sheet1.O105" chart:label-cell-address="Sheet1.O3:Sheet1.O3" chart:class="chart:area">
            <chart:data-point chart:repeated="102"/>
          </chart:series>
          <chart:series chart:style-name="ch10" chart:values-cell-range-address="Sheet1.P4:Sheet1.P105" chart:label-cell-address="Sheet1.P3:Sheet1.P3" chart:class="chart:area">
            <chart:data-point chart:repeated="102"/>
          </chart:series>
          <chart:series chart:style-name="ch11" chart:values-cell-range-address="Sheet1.Q4:Sheet1.Q105" chart:label-cell-address="Sheet1.Q3:Sheet1.Q3" chart:class="chart:area">
            <chart:data-point chart:repeated="102"/>
          </chart:series>
          <chart:series chart:style-name="ch12" chart:values-cell-range-address="Sheet1.R4:Sheet1.R105" chart:label-cell-address="Sheet1.R3:Sheet1.R3" chart:class="chart:area">
            <chart:data-point chart:repeated="102"/>
          </chart:series>
          <chart:series chart:style-name="ch13" chart:values-cell-range-address="Sheet1.S4:Sheet1.S105" chart:label-cell-address="Sheet1.S3:Sheet1.S3" chart:class="chart:area">
            <chart:data-point chart:repeated="102"/>
          </chart:series>
          <chart:series chart:style-name="ch14" chart:values-cell-range-address="Sheet1.T4:Sheet1.T105" chart:label-cell-address="Sheet1.T3:Sheet1.T3" chart:class="chart:area">
            <chart:data-point chart:repeated="102"/>
          </chart:series>
          <chart:series chart:style-name="ch22" chart:values-cell-range-address="Sheet1.U4:Sheet1.U105" chart:label-cell-address="Sheet1.U3:Sheet1.U3" chart:class="chart:area">
            <chart:data-point chart:repeated="102"/>
          </chart:series>
          <chart:series chart:style-name="ch16" chart:values-cell-range-address="Sheet1.V4:Sheet1.V105" chart:label-cell-address="Sheet1.V3:Sheet1.V3" chart:class="chart:area">
            <chart:data-point chart:repeated="102"/>
          </chart:series>
          <chart:series chart:style-name="ch17" chart:values-cell-range-address="Sheet1.W4:Sheet1.W105" chart:label-cell-address="Sheet1.W3:Sheet1.W3" chart:class="chart:area">
            <chart:data-point chart:repeated="102"/>
          </chart:series>
          <chart:series chart:style-name="ch18" chart:values-cell-range-address="Sheet1.X4:Sheet1.X105" chart:label-cell-address="Sheet1.X3:Sheet1.X3" chart:class="chart:area">
            <chart:data-point chart:repeated="102"/>
          </chart:series>
          <chart:series chart:style-name="ch19" chart:values-cell-range-address="Sheet1.Y4:Sheet1.Y105" chart:label-cell-address="Sheet1.Y3:Sheet1.Y3" chart:class="chart:area">
            <chart:data-point chart:repeated="102"/>
          </chart:series>
          <chart:series chart:style-name="ch20" chart:values-cell-range-address="Sheet1.Z4:Sheet1.Z105" chart:label-cell-address="Sheet1.Z3:Sheet1.Z3" chart:class="chart:area">
            <chart:data-point chart:repeated="102"/>
          </chart:series>
          <chart:series chart:style-name="ch21" chart:values-cell-range-address="Sheet1.AA4:Sheet1.AA105" chart:label-cell-address="Sheet1.AA3:Sheet1.AA3" chart:class="chart:area">
            <chart:data-point chart:repeated="102"/>
          </chart:series>
          <chart:series chart:style-name="ch10" chart:values-cell-range-address="Sheet1.AB4:Sheet1.AB105" chart:label-cell-address="Sheet1.AB3:Sheet1.AB3" chart:class="chart:area">
            <chart:data-point chart:repeated="102"/>
          </chart:series>
          <chart:series chart:style-name="ch11" chart:values-cell-range-address="Sheet1.AC4:Sheet1.AC105" chart:label-cell-address="Sheet1.AC3:Sheet1.AC3" chart:class="chart:area">
            <chart:data-point chart:repeated="10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  <table:table-cell office:value-type="string">
                <text:p>7.0</text:p>
                <draw:g>
                  <svg:desc>Sheet1.Z3:Sheet1.Z3</svg:desc>
                </draw:g>
              </table:table-cell>
              <table:table-cell office:value-type="string">
                <text:p>7.1</text:p>
                <draw:g>
                  <svg:desc>Sheet1.AA3:Sheet1.AA3</svg:desc>
                </draw:g>
              </table:table-cell>
              <table:table-cell office:value-type="string">
                <text:p>8.0</text:p>
                <draw:g>
                  <svg:desc>Sheet1.AB3:Sheet1.AB3</svg:desc>
                </draw:g>
              </table:table-cell>
              <table:table-cell office:value-type="string">
                <text:p>8.1</text:p>
                <draw:g>
                  <svg:desc>Sheet1.AC3:Sheet1.AC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1</text:p>
                <draw:g>
                  <svg:desc>Sheet1.C4:Sheet1.C105</svg:desc>
                </draw:g>
              </table:table-cell>
              <table:table-cell office:value-type="float" office:value="0.3">
                <text:p>0.3</text:p>
                <draw:g>
                  <svg:desc>Sheet1.D4:Sheet1.D105</svg:desc>
                </draw:g>
              </table:table-cell>
              <table:table-cell office:value-type="float" office:value="27.7">
                <text:p>27.7</text:p>
                <draw:g>
                  <svg:desc>Sheet1.E4:Sheet1.E105</svg:desc>
                </draw:g>
              </table:table-cell>
              <table:table-cell office:value-type="float" office:value="54.2">
                <text:p>54.2</text:p>
                <draw:g>
                  <svg:desc>Sheet1.F4:Sheet1.F105</svg:desc>
                </draw:g>
              </table:table-cell>
              <table:table-cell office:value-type="float" office:value="2.9">
                <text:p>2.9</text:p>
                <draw:g>
                  <svg:desc>Sheet1.G4:Sheet1.G105</svg:desc>
                </draw:g>
              </table:table-cell>
              <table:table-cell office:value-type="float" office:value="14.8">
                <text:p>14.8</text:p>
                <draw:g>
                  <svg:desc>Sheet1.H4:Sheet1.H105</svg:desc>
                </draw:g>
              </table:table-cell>
              <table:table-cell office:value-type="float" office:value="NaN">
                <text:p>NaN</text:p>
                <draw:g>
                  <svg:desc>Sheet1.I4:Sheet1.I105</svg:desc>
                </draw:g>
              </table:table-cell>
              <table:table-cell office:value-type="float" office:value="NaN">
                <text:p>NaN</text:p>
                <draw:g>
                  <svg:desc>Sheet1.J4:Sheet1.J105</svg:desc>
                </draw:g>
              </table:table-cell>
              <table:table-cell office:value-type="float" office:value="NaN">
                <text:p>NaN</text:p>
                <draw:g>
                  <svg:desc>Sheet1.K4:Sheet1.K105</svg:desc>
                </draw:g>
              </table:table-cell>
              <table:table-cell office:value-type="float" office:value="NaN">
                <text:p>NaN</text:p>
                <draw:g>
                  <svg:desc>Sheet1.L4:Sheet1.L105</svg:desc>
                </draw:g>
              </table:table-cell>
              <table:table-cell office:value-type="float" office:value="NaN">
                <text:p>NaN</text:p>
                <draw:g>
                  <svg:desc>Sheet1.M4:Sheet1.M105</svg:desc>
                </draw:g>
              </table:table-cell>
              <table:table-cell office:value-type="float" office:value="NaN">
                <text:p>NaN</text:p>
                <draw:g>
                  <svg:desc>Sheet1.N4:Sheet1.N105</svg:desc>
                </draw:g>
              </table:table-cell>
              <table:table-cell office:value-type="float" office:value="NaN">
                <text:p>NaN</text:p>
                <draw:g>
                  <svg:desc>Sheet1.O4:Sheet1.O105</svg:desc>
                </draw:g>
              </table:table-cell>
              <table:table-cell office:value-type="float" office:value="NaN">
                <text:p>NaN</text:p>
                <draw:g>
                  <svg:desc>Sheet1.P4:Sheet1.P105</svg:desc>
                </draw:g>
              </table:table-cell>
              <table:table-cell office:value-type="float" office:value="NaN">
                <text:p>NaN</text:p>
                <draw:g>
                  <svg:desc>Sheet1.Q4:Sheet1.Q105</svg:desc>
                </draw:g>
              </table:table-cell>
              <table:table-cell office:value-type="float" office:value="NaN">
                <text:p>NaN</text:p>
                <draw:g>
                  <svg:desc>Sheet1.R4:Sheet1.R105</svg:desc>
                </draw:g>
              </table:table-cell>
              <table:table-cell office:value-type="float" office:value="NaN">
                <text:p>NaN</text:p>
                <draw:g>
                  <svg:desc>Sheet1.S4:Sheet1.S105</svg:desc>
                </draw:g>
              </table:table-cell>
              <table:table-cell office:value-type="float" office:value="NaN">
                <text:p>NaN</text:p>
                <draw:g>
                  <svg:desc>Sheet1.T4:Sheet1.T105</svg:desc>
                </draw:g>
              </table:table-cell>
              <table:table-cell office:value-type="float" office:value="NaN">
                <text:p>NaN</text:p>
                <draw:g>
                  <svg:desc>Sheet1.U4:Sheet1.U105</svg:desc>
                </draw:g>
              </table:table-cell>
              <table:table-cell office:value-type="float" office:value="NaN">
                <text:p>NaN</text:p>
                <draw:g>
                  <svg:desc>Sheet1.V4:Sheet1.V105</svg:desc>
                </draw:g>
              </table:table-cell>
              <table:table-cell office:value-type="float" office:value="NaN">
                <text:p>NaN</text:p>
                <draw:g>
                  <svg:desc>Sheet1.W4:Sheet1.W105</svg:desc>
                </draw:g>
              </table:table-cell>
              <table:table-cell office:value-type="float" office:value="NaN">
                <text:p>NaN</text:p>
                <draw:g>
                  <svg:desc>Sheet1.X4:Sheet1.X105</svg:desc>
                </draw:g>
              </table:table-cell>
              <table:table-cell office:value-type="float" office:value="NaN">
                <text:p>NaN</text:p>
                <draw:g>
                  <svg:desc>Sheet1.Y4:Sheet1.Y105</svg:desc>
                </draw:g>
              </table:table-cell>
              <table:table-cell office:value-type="float" office:value="NaN">
                <text:p>NaN</text:p>
                <draw:g>
                  <svg:desc>Sheet1.Z4:Sheet1.Z105</svg:desc>
                </draw:g>
              </table:table-cell>
              <table:table-cell office:value-type="float" office:value="NaN">
                <text:p>NaN</text:p>
                <draw:g>
                  <svg:desc>Sheet1.AA4:Sheet1.AA105</svg:desc>
                </draw:g>
              </table:table-cell>
              <table:table-cell office:value-type="float" office:value="NaN">
                <text:p>NaN</text:p>
                <draw:g>
                  <svg:desc>Sheet1.AB4:Sheet1.AB105</svg:desc>
                </draw:g>
              </table:table-cell>
              <table:table-cell office:value-type="float" office:value="NaN">
                <text:p>NaN</text:p>
                <draw:g>
                  <svg:desc>Sheet1.AC4:Sheet1.AC105</svg:desc>
                </draw:g>
              </table:table-cell>
            </table:table-row>
            <table:table-row>
              <table:table-cell office:value-type="float" office:value="40182">
                <text:p>40182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15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45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2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4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76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1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6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19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9.4">
                <text:p>19.4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7">
                <text:p>4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6.8">
                <text:p>6.8</text:p>
              </table:table-cell>
              <table:table-cell office:value-type="float" office:value="9.4">
                <text:p>9.4</text:p>
              </table:table-cell>
              <table:table-cell office:value-type="float" office:value="2.7">
                <text:p>2.7</text:p>
              </table:table-cell>
              <table:table-cell office:value-type="float" office:value="31.6">
                <text:p>31.6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20">
                <text:p>20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62">
                <text:p>4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6.4">
                <text:p>6.4</text:p>
              </table:table-cell>
              <table:table-cell office:value-type="float" office:value="8.8">
                <text:p>8.8</text:p>
              </table:table-cell>
              <table:table-cell office:value-type="float" office:value="2.6">
                <text:p>2.6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20.8">
                <text:p>20.8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8.3">
                <text:p>8.3</text:p>
              </table:table-cell>
              <table:table-cell office:value-type="float" office:value="2.4">
                <text:p>2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21.4">
                <text:p>21.4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8">
                <text:p>42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5.6">
                <text:p>5.6</text:p>
              </table:table-cell>
              <table:table-cell office:value-type="float" office:value="7.7">
                <text:p>7.7</text:p>
              </table:table-cell>
              <table:table-cell office:value-type="float" office:value="2.3">
                <text:p>2.3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21.9">
                <text:p>21.9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22.8">
                <text:p>22.8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  <table:table-cell office:value-type="float" office:value="6.4">
                <text:p>6.4</text:p>
              </table:table-cell>
              <table:table-cell office:value-type="float" office:value="1.9">
                <text:p>1.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23.2">
                <text:p>23.2</text:p>
              </table:table-cell>
              <table:table-cell office:value-type="float" office:value="26.3">
                <text:p>26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44">
                <text:p>4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4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7">
                <text:p>1.7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23.3">
                <text:p>23.3</text:p>
              </table:table-cell>
              <table:table-cell office:value-type="float" office:value="29.6">
                <text:p>29.6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7">
                <text:p>5.7</text:p>
              </table:table-cell>
              <table:table-cell office:value-type="float" office:value="1.6">
                <text:p>1.6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3.1">
                <text:p>23.1</text:p>
              </table:table-cell>
              <table:table-cell office:value-type="float" office:value="30.7">
                <text:p>30.7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  <table:table-cell office:value-type="float" office:value="5.4">
                <text:p>5.4</text:p>
              </table:table-cell>
              <table:table-cell office:value-type="float" office:value="1.5">
                <text:p>1.5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23.1">
                <text:p>23.1</text:p>
              </table:table-cell>
              <table:table-cell office:value-type="float" office:value="31.3">
                <text:p>31.3</text:p>
              </table:table-cell>
              <table:table-cell office:value-type="float" office:value="2.4">
                <text:p>2.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28">
                <text:p>4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5">
                <text:p>3.5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1.2">
                <text:p>31.2</text:p>
              </table:table-cell>
              <table:table-cell office:value-type="float" office:value="4.5">
                <text:p>4.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2">
                <text:p>3.2</text:p>
              </table:table-cell>
              <table:table-cell office:value-type="float" office:value="4.6">
                <text:p>4.6</text:p>
              </table:table-cell>
              <table:table-cell office:value-type="float" office:value="1.3">
                <text:p>1.3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23.3">
                <text:p>23.3</text:p>
              </table:table-cell>
              <table:table-cell office:value-type="float" office:value="31.2">
                <text:p>31.2</text:p>
              </table:table-cell>
              <table:table-cell office:value-type="float" office:value="6.6">
                <text:p>6.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91">
                <text:p>4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4.4">
                <text:p>4.4</text:p>
              </table:table-cell>
              <table:table-cell office:value-type="float" office:value="1.3">
                <text:p>1.3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22.6">
                <text:p>22.6</text:p>
              </table:table-cell>
              <table:table-cell office:value-type="float" office:value="31.2">
                <text:p>31.2</text:p>
              </table:table-cell>
              <table:table-cell office:value-type="float" office:value="8.9">
                <text:p>8.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8">
                <text:p>2.8</text:p>
              </table:table-cell>
              <table:table-cell office:value-type="float" office:value="4.1">
                <text:p>4.1</text:p>
              </table:table-cell>
              <table:table-cell office:value-type="float" office:value="1.2">
                <text:p>1.2</text:p>
              </table:table-cell>
              <table:table-cell office:value-type="float" office:value="17.1">
                <text:p>17.1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2.3">
                <text:p>22.3</text:p>
              </table:table-cell>
              <table:table-cell office:value-type="float" office:value="31.8">
                <text:p>31.8</text:p>
              </table:table-cell>
              <table:table-cell office:value-type="float" office:value="10.6">
                <text:p>10.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7">
                <text:p>2.7</text:p>
              </table:table-cell>
              <table:table-cell office:value-type="float" office:value="3.8">
                <text:p>3.8</text:p>
              </table:table-cell>
              <table:table-cell office:value-type="float" office:value="1.1">
                <text:p>1.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21.8">
                <text:p>21.8</text:p>
              </table:table-cell>
              <table:table-cell office:value-type="float" office:value="32.3">
                <text:p>32.3</text:p>
              </table:table-cell>
              <table:table-cell office:value-type="float" office:value="12.3">
                <text:p>12.3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21.7">
                <text:p>21.7</text:p>
              </table:table-cell>
              <table:table-cell office:value-type="float" office:value="32.2">
                <text:p>32.2</text:p>
              </table:table-cell>
              <table:table-cell office:value-type="float" office:value="14.2">
                <text:p>14.2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15.8">
                <text:p>15.8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.2">
                <text:p>2.2</text:p>
              </table:table-cell>
              <table:table-cell office:value-type="float" office:value="3.1">
                <text:p>3.1</text:p>
              </table:table-cell>
              <table:table-cell office:value-type="float" office:value="0.9">
                <text:p>0.9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20.8">
                <text:p>20.8</text:p>
              </table:table-cell>
              <table:table-cell office:value-type="float" office:value="30.9">
                <text:p>30.9</text:p>
              </table:table-cell>
              <table:table-cell office:value-type="float" office:value="17.6">
                <text:p>17.6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20.2">
                <text:p>20.2</text:p>
              </table:table-cell>
              <table:table-cell office:value-type="float" office:value="29.7">
                <text:p>29.7</text:p>
              </table:table-cell>
              <table:table-cell office:value-type="float" office:value="19.3">
                <text:p>19.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08">
                <text:p>4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2.9">
                <text:p>2.9</text:p>
              </table:table-cell>
              <table:table-cell office:value-type="float" office:value="0.8">
                <text:p>0.8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9.4">
                <text:p>19.4</text:p>
              </table:table-cell>
              <table:table-cell office:value-type="float" office:value="28.6">
                <text:p>28.6</text:p>
              </table:table-cell>
              <table:table-cell office:value-type="float" office:value="21.1">
                <text:p>21.1</text:p>
              </table:table-cell>
              <table:table-cell office:value-type="float" office:value="5.2">
                <text:p>5.2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3136">
                <text:p>43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7">
                <text:p>1.7</text:p>
              </table:table-cell>
              <table:table-cell office:value-type="float" office:value="2.6">
                <text:p>2.6</text:p>
              </table:table-cell>
              <table:table-cell office:value-type="float" office:value="0.7">
                <text:p>0.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19.2">
                <text:p>19.2</text:p>
              </table:table-cell>
              <table:table-cell office:value-type="float" office:value="28.1">
                <text:p>28.1</text:p>
              </table:table-cell>
              <table:table-cell office:value-type="float" office:value="22.3">
                <text:p>22.3</text:p>
              </table:table-cell>
              <table:table-cell office:value-type="float" office:value="6.2">
                <text:p>6.2</text:p>
              </table:table-cell>
              <table:table-cell office:value-type="float" office:value="0.8">
                <text:p>0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3206">
                <text:p>4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7">
                <text:p>1.7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7.8">
                <text:p>7.8</text:p>
              </table:table-cell>
              <table:table-cell office:value-type="float" office:value="4.1">
                <text:p>4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227">
                <text:p>43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17.6">
                <text:p>17.6</text:p>
              </table:table-cell>
              <table:table-cell office:value-type="float" office:value="25.5">
                <text:p>25.5</text:p>
              </table:table-cell>
              <table:table-cell office:value-type="float" office:value="22.9">
                <text:p>22.9</text:p>
              </table:table-cell>
              <table:table-cell office:value-type="float" office:value="8.2">
                <text:p>8.2</text:p>
              </table:table-cell>
              <table:table-cell office:value-type="float" office:value="4.9">
                <text:p>4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3304">
                <text:p>43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.2">
                <text:p>1.2</text:p>
              </table:table-cell>
              <table:table-cell office:value-type="float" office:value="1.9">
                <text:p>1.9</text:p>
              </table:table-cell>
              <table:table-cell office:value-type="float" office:value="0.5">
                <text:p>0.5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6.2">
                <text:p>16.2</text:p>
              </table:table-cell>
              <table:table-cell office:value-type="float" office:value="23.5">
                <text:p>23.5</text:p>
              </table:table-cell>
              <table:table-cell office:value-type="float" office:value="21.2">
                <text:p>21.2</text:p>
              </table:table-cell>
              <table:table-cell office:value-type="float" office:value="9.6">
                <text:p>9.6</text:p>
              </table:table-cell>
              <table:table-cell office:value-type="float" office:value="10.1">
                <text:p>10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343">
                <text:p>43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355">
                <text:p>4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.2">
                <text:p>1.2</text:p>
              </table:table-cell>
              <table:table-cell office:value-type="float" office:value="1.8">
                <text:p>1.8</text:p>
              </table:table-cell>
              <table:table-cell office:value-type="float" office:value="0.5">
                <text:p>0.5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15.4">
                <text:p>15.4</text:p>
              </table:table-cell>
              <table:table-cell office:value-type="float" office:value="22.7">
                <text:p>22.7</text:p>
              </table:table-cell>
              <table:table-cell office:value-type="float" office:value="20.3">
                <text:p>20.3</text:p>
              </table:table-cell>
              <table:table-cell office:value-type="float" office:value="10.5">
                <text:p>10.5</text:p>
              </table:table-cell>
              <table:table-cell office:value-type="float" office:value="11.4">
                <text:p>11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3399">
                <text:p>43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.1">
                <text:p>1.1</text:p>
              </table:table-cell>
              <table:table-cell office:value-type="float" office:value="1.5">
                <text:p>1.5</text:p>
              </table:table-cell>
              <table:table-cell office:value-type="float" office:value="0.4">
                <text:p>0.4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14.4">
                <text:p>14.4</text:p>
              </table:table-cell>
              <table:table-cell office:value-type="float" office:value="21.3">
                <text:p>21.3</text:p>
              </table:table-cell>
              <table:table-cell office:value-type="float" office:value="18.1">
                <text:p>18.1</text:p>
              </table:table-cell>
              <table:table-cell office:value-type="float" office:value="10.1">
                <text:p>10.1</text:p>
              </table:table-cell>
              <table:table-cell office:value-type="float" office:value="14">
                <text:p>14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